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--</text:p>
      <text:p text:style-name="Standard"/>
      <text:p text:style-name="Standard">- name: s3_exists</text:p>
      <text:p text:style-name="Standard"><text:s text:c="2"/>shell: "aws s3 ls {{ s3_bucket }}/jira-taginfo/{{ PROJECT }}/{{ app_name }}/taginfo"</text:p>
      <text:p text:style-name="Standard"><text:s text:c="2"/>register: s3check</text:p>
      <text:p text:style-name="Standard"><text:s text:c="2"/>ignore_errors: yes</text:p>
      <text:p text:style-name="Standard"/>
      <text:p text:style-name="Standard">- debug:</text:p>
      <text:p text:style-name="Standard"><text:s text:c="4"/>msg: "{{ s3check.rc}}"</text:p>
      <text:p text:style-name="Standard"/>
      <text:p text:style-name="Standard">- name: Ensures jira dir exists</text:p>
      <text:p text:style-name="Standard"><text:s text:c="2"/>shell: mkdir -p /home/{{ user_name }}/jira/{{ app_name }}</text:p>
      <text:p text:style-name="Standard"><text:s text:c="2"/>become: yes</text:p>
      <text:p text:style-name="Standard"><text:s text:c="2"/>become_user: "{{ user_name }}"</text:p>
      <text:p text:style-name="Standard"/>
      <text:p text:style-name="Standard">- name: download taginfo from S3</text:p>
      <text:p text:style-name="Standard"><text:s text:c="2"/>shell: aws s3 cp s3://{{ s3_bucket }}/jira-taginfo/{{ PROJECT }}/{{ app_name }}/taginfo /home/{{ user_name }}/jira/{{ app_name }}/taginfo</text:p>
      <text:p text:style-name="Standard"><text:s text:c="2"/>when: s3check.rc == 0</text:p>
      <text:p text:style-name="Standard"/>
      <text:p text:style-name="Standard">- name: write taginfo to latest tag for first time</text:p>
      <text:p text:style-name="Standard"><text:s text:c="2"/>shell: echo "{{ tag_name }}" &gt; /home/{{ user_name }}/jira/{{ app_name }}/taginfo</text:p>
      <text:p text:style-name="Standard"><text:s text:c="2"/>when: s3check.rc == 1</text:p>
      <text:p text:style-name="Standard"><text:s text:c="2"/>become: yes</text:p>
      <text:p text:style-name="Standard"><text:s text:c="2"/>become_user: "{{ user_name }}"</text:p>
      <text:p text:style-name="Standard"/>
      <text:p text:style-name="Standard">- name: Changing permission of taginfo file</text:p>
      <text:p text:style-name="Standard"><text:s text:c="2"/>file:</text:p>
      <text:p text:style-name="Standard"><text:s text:c="4"/>path: /home/{{ user_name }}/jira/{{ app_name }}/taginfo</text:p>
      <text:p text:style-name="Standard"><text:s text:c="4"/>state: file</text:p>
      <text:p text:style-name="Standard"><text:s text:c="4"/>owner: "{{ user_name }}"</text:p>
      <text:p text:style-name="Standard"><text:s text:c="4"/>group: "{{ user_name }}"</text:p>
      <text:p text:style-name="Standard"/>
      <text:p text:style-name="Standard">- name: "Run JIRA precheck"</text:p>
      <text:p text:style-name="Standard"><text:s text:c="2"/>command: "./check_jira_status_main.sh {{ app_name }} {{ tag_name }} {{ user_name }} {{ jira_project }} {{ ENV }} {{ email_group }}"</text:p>
      <text:p text:style-name="Standard"><text:s text:c="2"/>args:</text:p>
      <text:p text:style-name="Standard"><text:s text:c="4"/>chdir: "{{ devops_dir }}/scripts/jira_integration/"</text:p>
      <text:p text:style-name="Standard"><text:s text:c="2"/>register: jira_precheck</text:p>
      <text:p text:style-name="Standard"><text:s text:c="2"/>become: yes</text:p>
      <text:p text:style-name="Standard"><text:s text:c="2"/>become_user: "{{ user_name }}"</text:p>
      <text:p text:style-name="Standard"><text:s text:c="2"/>tags:</text:p>
      <text:p text:style-name="Standard"><text:s text:c="4"/>- ji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54:02.701450016</meta:creation-date>
    <dc:date>2019-02-13T17:54:24.151563341</dc:date>
    <meta:editing-duration>PT21S</meta:editing-duration>
    <meta:editing-cycles>1</meta:editing-cycles>
    <meta:document-statistic meta:table-count="0" meta:image-count="0" meta:object-count="0" meta:page-count="1" meta:paragraph-count="34" meta:word-count="166" meta:character-count="1197" meta:non-whitespace-character-count="999"/>
    <meta:generator>LibreOffice/6.0.7.3$Linux_X86_64 LibreOffice_project/00m0$Build-3</meta:generator>
  </office:meta>
</office:document-meta>
</file>